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content.xml"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file-entry manifest:media-type="application/vnd.oasis.opendocument.formula" manifest:full-path="Formula-10/" manifest:version="1.2"/>
  <manifest:file-entry manifest:media-type="application/vnd.oasis.opendocument.formula" manifest:full-path="Formula-9/" manifest:version="1.2"/>
  <manifest:file-entry manifest:media-type="application/vnd.oasis.opendocument.formula" manifest:full-path="Formula-8/" manifest:version="1.2"/>
  <manifest:file-entry manifest:media-type="application/vnd.oasis.opendocument.formula" manifest:full-path="Formula-7/" manifest:version="1.2"/>
  <manifest:file-entry manifest:media-type="application/vnd.oasis.opendocument.formula" manifest:full-path="Formula-6/" manifest:version="1.2"/>
  <manifest:file-entry manifest:media-type="application/vnd.oasis.opendocument.formula" manifest:full-path="Formula-5/" manifest:version="1.2"/>
  <manifest:file-entry manifest:media-type="application/vnd.oasis.opendocument.formula" manifest:full-path="Formula-4/" manifest:version="1.2"/>
  <manifest:file-entry manifest:media-type="application/vnd.oasis.opendocument.formula" manifest:full-path="Formula-3/" manifest:version="1.2"/>
  <manifest:file-entry manifest:media-type="application/vnd.oasis.opendocument.formula" manifest:full-path="Formula-2/" manifest:version="1.2"/>
  <manifest:file-entry manifest:media-type="application/vnd.oasis.opendocument.formula" manifest:full-path="Formula-1/"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A1" style:family="table-cell">
      <style:table-cell-properties fo:border="none"/>
    </style:style>
  </office:automatic-styles>
  <office:body>
    <office:text>
      <text:p text:style-name="Text_20_body"><text:span text:style-name="T1">Table</text:span><text:span text:style-name="T2"> </text:span><text:span text:style-name="T3">1</text:span>: Comparison of the PIHM predictions of previously used host-parasite datasets to those given by the Adjei Method and the Likelihood Method. The first column specifies the identity of the dataset, the second column specifies whether or not the authors indicated that PIHM was occurring in the system based on a qualitative assessment, the third column indicates whether or not the Likelihood Method with pre-mortality parameters estimated from the Crofton Method detects significant PIHM, and the final column indicates whether the Adjei Method with pre-mortality parameters estimated from the Crofton Method detects PIHM. If a method detected significant PIHM the predicted <draw:frame text:anchor-type="as-char" style:vertical-pos="middle" style:vertical-rel="text"><draw:object xlink:href="Formula-0/" xlink:type="simple" xlink:show="embed" xlink:actuate="onLoad"/></draw:frame> is given in parenthese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Data Set (sample size)</text:p>
            </table:table-cell>
            <table:table-cell table:style-name="Table1.A1" office:value-type="string">
              <text:p text:style-name="Table_20_Heading">Author detected PIHM?</text:p>
            </table:table-cell>
            <table:table-cell table:style-name="Table1.A1" office:value-type="string">
              <text:p text:style-name="Table_20_Heading">Likelihood Method?</text:p>
            </table:table-cell>
            <table:table-cell table:style-name="Table1.A1" office:value-type="string">
              <text:p text:style-name="Table_20_Heading">Adjei Method?</text:p>
            </table:table-cell>
          </table:table-row>
        </table:table-header-rows>
        <table:table-row>
          <table:table-cell table:style-name="Table1.A1" office:value-type="string">
            <text:p text:style-name="Table_20_Contents">Crofton, Station 1 (<draw:frame text:anchor-type="as-char" style:vertical-pos="middle" style:vertical-rel="text"><draw:object xlink:href="Formula-1/" xlink:type="simple" xlink:show="embed" xlink:actuate="onLoad"/></draw:frame>)</text:p>
          </table:table-cell>
          <table:table-cell table:style-name="Table1.A1" office:value-type="string">
            <text:p text:style-name="Table_20_Contents">Yes</text:p>
          </table:table-cell>
          <table:table-cell table:style-name="Table1.A1" office:value-type="string">
            <text:p text:style-name="Table_20_Contents">Yes (7.27)</text:p>
          </table:table-cell>
          <table:table-cell table:style-name="Table1.A1" office:value-type="string">
            <text:p text:style-name="Table_20_Contents">Yes (9.33)</text:p>
          </table:table-cell>
        </table:table-row>
        <table:table-row>
          <table:table-cell table:style-name="Table1.A1" office:value-type="string">
            <text:p text:style-name="Table_20_Contents">Crofton, Station 2 (<draw:frame text:anchor-type="as-char" style:vertical-pos="middle" style:vertical-rel="text"><draw:object xlink:href="Formula-2/" xlink:type="simple" xlink:show="embed" xlink:actuate="onLoad"/></draw:frame>)</text:p>
          </table:table-cell>
          <table:table-cell table:style-name="Table1.A1" office:value-type="string">
            <text:p text:style-name="Table_20_Contents">Yes</text:p>
          </table:table-cell>
          <table:table-cell table:style-name="Table1.A1" office:value-type="string">
            <text:p text:style-name="Table_20_Contents">Yes (6.92)</text:p>
          </table:table-cell>
          <table:table-cell table:style-name="Table1.A1" office:value-type="string">
            <text:p text:style-name="Table_20_Contents">Yes (14.95)</text:p>
          </table:table-cell>
        </table:table-row>
        <table:table-row>
          <table:table-cell table:style-name="Table1.A1" office:value-type="string">
            <text:p text:style-name="Table_20_Contents">Crofton, Station 3 (<draw:frame text:anchor-type="as-char" style:vertical-pos="middle" style:vertical-rel="text"><draw:object xlink:href="Formula-3/" xlink:type="simple" xlink:show="embed" xlink:actuate="onLoad"/></draw:frame>)</text:p>
          </table:table-cell>
          <table:table-cell table:style-name="Table1.A1" office:value-type="string">
            <text:p text:style-name="Table_20_Contents">Yes</text:p>
          </table:table-cell>
          <table:table-cell table:style-name="Table1.A1" office:value-type="string">
            <text:p text:style-name="Table_20_Contents">Yes (5.93)</text:p>
          </table:table-cell>
          <table:table-cell table:style-name="Table1.A1" office:value-type="string">
            <text:p text:style-name="Table_20_Contents">Yes (5.98)</text:p>
          </table:table-cell>
        </table:table-row>
        <table:table-row>
          <table:table-cell table:style-name="Table1.A1" office:value-type="string">
            <text:p text:style-name="Table_20_Contents">Crofton, Station 4 (<draw:frame text:anchor-type="as-char" style:vertical-pos="middle" style:vertical-rel="text"><draw:object xlink:href="Formula-4/" xlink:type="simple" xlink:show="embed" xlink:actuate="onLoad"/></draw:frame>)</text:p>
          </table:table-cell>
          <table:table-cell table:style-name="Table1.A1" office:value-type="string">
            <text:p text:style-name="Table_20_Contents">No</text:p>
          </table:table-cell>
          <table:table-cell table:style-name="Table1.A1" office:value-type="string">
            <text:p text:style-name="Table_20_Contents">No</text:p>
          </table:table-cell>
          <table:table-cell table:style-name="Table1.A1" office:value-type="string">
            <text:p text:style-name="Table_20_Contents">Yes (7.99)</text:p>
          </table:table-cell>
        </table:table-row>
        <table:table-row>
          <table:table-cell table:style-name="Table1.A1" office:value-type="string">
            <text:p text:style-name="Table_20_Contents">Crofton, Station 5 (<draw:frame text:anchor-type="as-char" style:vertical-pos="middle" style:vertical-rel="text"><draw:object xlink:href="Formula-5/" xlink:type="simple" xlink:show="embed" xlink:actuate="onLoad"/></draw:frame>)</text:p>
          </table:table-cell>
          <table:table-cell table:style-name="Table1.A1" office:value-type="string">
            <text:p text:style-name="Table_20_Contents">No</text:p>
          </table:table-cell>
          <table:table-cell table:style-name="Table1.A1" office:value-type="string">
            <text:p text:style-name="Table_20_Contents">No</text:p>
          </table:table-cell>
          <table:table-cell table:style-name="Table1.A1" office:value-type="string">
            <text:p text:style-name="Table_20_Contents">Yes (10.58)</text:p>
          </table:table-cell>
        </table:table-row>
        <table:table-row>
          <table:table-cell table:style-name="Table1.A1" office:value-type="string">
            <text:p text:style-name="Table_20_Contents">Crofton, Station 6 (<draw:frame text:anchor-type="as-char" style:vertical-pos="middle" style:vertical-rel="text"><draw:object xlink:href="Formula-6/" xlink:type="simple" xlink:show="embed" xlink:actuate="onLoad"/></draw:frame>)</text:p>
          </table:table-cell>
          <table:table-cell table:style-name="Table1.A1" office:value-type="string">
            <text:p text:style-name="Table_20_Contents">No</text:p>
          </table:table-cell>
          <table:table-cell table:style-name="Table1.A1" office:value-type="string">
            <text:p text:style-name="Table_20_Contents">No</text:p>
          </table:table-cell>
          <table:table-cell table:style-name="Table1.A1" office:value-type="string">
            <text:p text:style-name="Table_20_Contents">No</text:p>
          </table:table-cell>
        </table:table-row>
        <table:table-row>
          <table:table-cell table:style-name="Table1.A1" office:value-type="string">
            <text:p text:style-name="Table_20_Contents">Adjei, <text:span text:style-name="T4">S.</text:span><text:span text:style-name="T5"> </text:span><text:span text:style-name="T6">tumbil</text:span> female (<draw:frame text:anchor-type="as-char" style:vertical-pos="middle" style:vertical-rel="text"><draw:object xlink:href="Formula-7/" xlink:type="simple" xlink:show="embed" xlink:actuate="onLoad"/></draw:frame>)</text:p>
          </table:table-cell>
          <table:table-cell table:style-name="Table1.A1" office:value-type="string">
            <text:p text:style-name="Table_20_Contents">Yes (5.7)</text:p>
          </table:table-cell>
          <table:table-cell table:style-name="Table1.A1" office:value-type="string">
            <text:p text:style-name="Table_20_Contents">No</text:p>
          </table:table-cell>
          <table:table-cell table:style-name="Table1.A1" office:value-type="string">
            <text:p text:style-name="Table_20_Contents">Yes (6.37)</text:p>
          </table:table-cell>
        </table:table-row>
        <table:table-row>
          <table:table-cell table:style-name="Table1.A1" office:value-type="string">
            <text:p text:style-name="Table_20_Contents">Adjei, <text:span text:style-name="T7">S.</text:span><text:span text:style-name="T8"> </text:span><text:span text:style-name="T9">tumbil</text:span> male (<draw:frame text:anchor-type="as-char" style:vertical-pos="middle" style:vertical-rel="text"><draw:object xlink:href="Formula-8/" xlink:type="simple" xlink:show="embed" xlink:actuate="onLoad"/></draw:frame>)</text:p>
          </table:table-cell>
          <table:table-cell table:style-name="Table1.A1" office:value-type="string">
            <text:p text:style-name="Table_20_Contents">Yes (3.4)</text:p>
          </table:table-cell>
          <table:table-cell table:style-name="Table1.A1" office:value-type="string">
            <text:p text:style-name="Table_20_Contents">Yes (3.42)</text:p>
          </table:table-cell>
          <table:table-cell table:style-name="Table1.A1" office:value-type="string">
            <text:p text:style-name="Table_20_Contents">Yes (3.66)</text:p>
          </table:table-cell>
        </table:table-row>
        <table:table-row>
          <table:table-cell table:style-name="Table1.A1" office:value-type="string">
            <text:p text:style-name="Table_20_Contents">Adjei, <text:span text:style-name="T10">S.</text:span><text:span text:style-name="T11"> </text:span><text:span text:style-name="T12">undosquamis</text:span> female (<draw:frame text:anchor-type="as-char" style:vertical-pos="middle" style:vertical-rel="text"><draw:object xlink:href="Formula-9/" xlink:type="simple" xlink:show="embed" xlink:actuate="onLoad"/></draw:frame>)</text:p>
          </table:table-cell>
          <table:table-cell table:style-name="Table1.A1" office:value-type="string">
            <text:p text:style-name="Table_20_Contents">Yes (3.2)</text:p>
          </table:table-cell>
          <table:table-cell table:style-name="Table1.A1" office:value-type="string">
            <text:p text:style-name="Table_20_Contents">Yes (3.04)</text:p>
          </table:table-cell>
          <table:table-cell table:style-name="Table1.A1" office:value-type="string">
            <text:p text:style-name="Table_20_Contents">Yes (3.11)</text:p>
          </table:table-cell>
        </table:table-row>
        <table:table-row>
          <table:table-cell table:style-name="Table1.A1" office:value-type="string">
            <text:p text:style-name="Table_20_Contents">Adjei, <text:span text:style-name="T13">S.</text:span><text:span text:style-name="T14"> </text:span><text:span text:style-name="T15">undosquamis</text:span> male (<draw:frame text:anchor-type="as-char" style:vertical-pos="middle" style:vertical-rel="text"><draw:object xlink:href="Formula-10/" xlink:type="simple" xlink:show="embed" xlink:actuate="onLoad"/></draw:frame>)</text:p>
          </table:table-cell>
          <table:table-cell table:style-name="Table1.A1" office:value-type="string">
            <text:p text:style-name="Table_20_Contents">Yes (1.8)</text:p>
          </table:table-cell>
          <table:table-cell table:style-name="Table1.A1" office:value-type="string">
            <text:p text:style-name="Table_20_Contents">Yes (1.83)</text:p>
          </table:table-cell>
          <table:table-cell table:style-name="Table1.A1" office:value-type="string">
            <text:p text:style-name="Table_20_Contents">Yes (1.78)</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

<file path=Formula-0/content.xml><?xml version="1.0" encoding="utf-8"?>
<math xmlns="http://www.w3.org/1998/Math/MathML" display="inline">
  <mrow>
    <mi>L</mi>
    <msub>
      <mi>D</mi>
      <mn>50</mn>
    </msub>
  </mrow>
</math>
</file>

<file path=Formula-1/content.xml><?xml version="1.0" encoding="utf-8"?>
<math xmlns="http://www.w3.org/1998/Math/MathML" display="inline">
  <mrow>
    <mi>n</mi>
    <mo>=</mo>
    <mn>538</mn>
  </mrow>
</math>
</file>

<file path=Formula-10/content.xml><?xml version="1.0" encoding="utf-8"?>
<math xmlns="http://www.w3.org/1998/Math/MathML" display="inline">
  <mrow>
    <mi>n</mi>
    <mo>=</mo>
    <mn>2440</mn>
  </mrow>
</math>
</file>

<file path=Formula-2/content.xml><?xml version="1.0" encoding="utf-8"?>
<math xmlns="http://www.w3.org/1998/Math/MathML" display="inline">
  <mrow>
    <mi>n</mi>
    <mo>=</mo>
    <mn>507</mn>
  </mrow>
</math>
</file>

<file path=Formula-3/content.xml><?xml version="1.0" encoding="utf-8"?>
<math xmlns="http://www.w3.org/1998/Math/MathML" display="inline">
  <mrow>
    <mi>n</mi>
    <mo>=</mo>
    <mn>633</mn>
  </mrow>
</math>
</file>

<file path=Formula-4/content.xml><?xml version="1.0" encoding="utf-8"?>
<math xmlns="http://www.w3.org/1998/Math/MathML" display="inline">
  <mrow>
    <mi>n</mi>
    <mo>=</mo>
    <mn>486</mn>
  </mrow>
</math>
</file>

<file path=Formula-5/content.xml><?xml version="1.0" encoding="utf-8"?>
<math xmlns="http://www.w3.org/1998/Math/MathML" display="inline">
  <mrow>
    <mi>n</mi>
    <mo>=</mo>
    <mn>276</mn>
  </mrow>
</math>
</file>

<file path=Formula-6/content.xml><?xml version="1.0" encoding="utf-8"?>
<math xmlns="http://www.w3.org/1998/Math/MathML" display="inline">
  <mrow>
    <mi>n</mi>
    <mo>=</mo>
    <mn>191</mn>
  </mrow>
</math>
</file>

<file path=Formula-7/content.xml><?xml version="1.0" encoding="utf-8"?>
<math xmlns="http://www.w3.org/1998/Math/MathML" display="inline">
  <mrow>
    <mi>n</mi>
    <mo>=</mo>
    <mn>446</mn>
  </mrow>
</math>
</file>

<file path=Formula-8/content.xml><?xml version="1.0" encoding="utf-8"?>
<math xmlns="http://www.w3.org/1998/Math/MathML" display="inline">
  <mrow>
    <mi>n</mi>
    <mo>=</mo>
    <mn>452</mn>
  </mrow>
</math>
</file>

<file path=Formula-9/content.xml><?xml version="1.0" encoding="utf-8"?>
<math xmlns="http://www.w3.org/1998/Math/MathML" display="inline">
  <mrow>
    <mi>n</mi>
    <mo>=</mo>
    <mn>2573</mn>
  </mrow>
</math>
</file>